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Body_20_Text_20_2">
      <style:paragraph-properties fo:text-align="justify" style:justify-single-word="false"/>
      <style:text-properties style:font-name="Calibri" style:font-name-complex="Calibri1" style:font-size-complex="11pt"/>
    </style:style>
    <style:style style:name="P2" style:family="paragraph" style:parent-style-name="Body_20_Text_20_2">
      <style:paragraph-properties fo:text-align="start" style:justify-single-word="false"/>
      <style:text-properties style:font-name="Calibri" style:font-name-complex="Calibri1" style:font-size-complex="11pt"/>
    </style:style>
    <style:style style:name="P3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1" style:font-size-complex="11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GB" fo:font-weight="bold" officeooo:rsid="0010acad" officeooo:paragraph-rsid="0010acad" style:font-name-asian="Times New Roman1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P7" style:family="paragraph" style:parent-style-name="Standard">
      <style:text-properties officeooo:rsid="00156cc8" officeooo:paragraph-rsid="00156cc8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style:font-size-asian="11pt" style:font-name-complex="Calibri1" style:font-size-complex="11pt"/>
    </style:style>
    <style:style style:name="P10" style:family="paragraph" style:parent-style-name="Body_20_Text_20_2" style:master-page-name="Standard">
      <style:paragraph-properties fo:text-align="start" style:justify-single-word="false" style:page-number="auto"/>
      <style:text-properties style:font-name="Calibri" style:font-name-complex="Calibri1" style:font-size-complex="11pt"/>
    </style:style>
    <style:style style:name="P11" style:family="paragraph" style:parent-style-name="Block_20_Text">
      <style:paragraph-properties fo:text-align="end" style:justify-single-word="false"/>
      <style:text-properties fo:color="#bfbfbf" style:font-name="Calibri" fo:font-size="11pt" fo:font-style="normal" style:font-size-asian="11pt" style:font-style-asian="normal" style:font-name-complex="Calibri1" style:font-size-complex="11pt"/>
    </style:style>
    <style:style style:name="P12" style:family="paragraph" style:parent-style-name="Standard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P13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text-properties style:font-name="Calibri" fo:font-size="11pt" officeooo:rsid="00156cc8" officeooo:paragraph-rsid="00156cc8" style:font-size-asian="11pt" style:font-name-complex="Calibri1" style:font-size-complex="11pt"/>
    </style:style>
    <style:style style:name="P15" style:family="paragraph" style:parent-style-name="Standard">
      <style:text-properties officeooo:paragraph-rsid="00156cc8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10acad" style:font-size-asian="11pt" style:font-name-complex="Calibri1" style:font-size-complex="11pt"/>
    </style:style>
    <style:style style:name="T3" style:family="text">
      <style:text-properties style:font-name="Calibri" fo:font-size="11pt" officeooo:rsid="0013dd52" style:font-size-asian="11pt" style:font-name-complex="Calibri1" style:font-size-complex="11pt"/>
    </style:style>
    <style:style style:name="T4" style:family="text">
      <style:text-properties style:font-name="Calibri" fo:font-size="11pt" officeooo:rsid="00156cc8" style:font-size-asian="11pt" style:font-name-complex="Calibri1" style:font-size-complex="11pt"/>
    </style:style>
    <style:style style:name="T5" style:family="text">
      <style:text-properties style:font-name="Calibri" fo:font-size="11pt" officeooo:rsid="001a1bf7" style:font-size-asian="11pt" style:font-name-complex="Calibri1" style:font-size-complex="11pt"/>
    </style:style>
    <style:style style:name="T6" style:family="text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7" style:family="text">
      <style:text-properties style:font-name="Calibri" fo:font-size="11pt" fo:font-style="normal" officeooo:rsid="0013dd52" style:font-size-asian="11pt" style:font-style-asian="normal" style:font-name-complex="Calibri1" style:font-size-complex="11pt" style:font-style-complex="normal"/>
    </style:style>
    <style:style style:name="T8" style:family="text">
      <style:text-properties style:use-window-font-color="true" style:font-name="Calibri" fo:font-size="11pt" fo:language="en" fo:country="GB" officeooo:rsid="0010acad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9" style:family="text">
      <style:text-properties style:use-window-font-color="true" style:font-name="Calibri" fo:font-size="11pt" fo:language="en" fo:country="GB" officeooo:rsid="0011c31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0" style:family="text">
      <style:text-properties style:use-window-font-color="true" style:font-name="Calibri" fo:font-size="11pt" fo:language="en" fo:country="GB" officeooo:rsid="0012a4a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1" style:family="text">
      <style:text-properties style:use-window-font-color="true" style:font-name="Calibri" fo:font-size="11pt" fo:language="en" fo:country="GB" officeooo:rsid="0013dd52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2" style:family="text">
      <style:text-properties style:use-window-font-color="true" style:font-name="Calibri" fo:font-size="11pt" fo:language="en" fo:country="GB" officeooo:rsid="001a1bf7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3" style:family="text">
      <style:text-properties style:use-window-font-color="true" style:font-name="Calibri" fo:font-size="11pt" fo:language="en" fo:country="GB" fo:font-style="normal" officeooo:rsid="0011c31a" style:font-name-asian="Times New Roman1" style:font-size-asian="11pt" style:language-asian="zh" style:country-asian="CN" style:font-style-asian="normal" style:font-name-complex="Calibri1" style:font-size-complex="11pt" style:language-complex="ar" style:country-complex="SA" style:font-style-complex="normal"/>
    </style:style>
    <style:style style:name="T14" style:family="text">
      <style:text-properties officeooo:rsid="001a1b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chool of Computing Science</text:p>
      <text:p text:style-name="P1">University of Glasgow</text:p>
      <text:p text:style-name="P1"/>
      <text:p text:style-name="P2">Ethics information </text:p>
      <text:p text:style-name="P8"/>
      <text:p text:style-name="P5"/>
      <text:p text:style-name="P4"/>
      <text:p text:style-name="P6">Virtual Turing Tumble</text:p>
      <text:p text:style-name="P6">Level 4 solo project</text:p>
      <text:p text:style-name="P6">Luke Gall</text:p>
      <text:p text:style-name="P3"/>
      <text:p text:style-name="Standard"><text:span text:style-name="T1">The aim of this experiment is to </text:span><text:span text:style-name="T8">test</text:span><text:span text:style-name="T1"> the </text:span><text:span text:style-name="T8">usability of the Virtual Turing Tumble web application. </text:span><text:span text:style-name="T1"><text:s/></text:span><text:span text:style-name="T2">A usability test can not be performed by the creator of the application as it would give biased results, this is why user evaluation is required</text:span><text:span text:style-name="T1">. I will give you some time to </text:span><text:span text:style-name="T9">read the tutorial page before moving on with the tasks described. This experiment will take you no longer than 40 </text:span><text:span text:style-name="T10">minutes.</text:span><text:span text:style-name="T9"> After completing the tasks, one of which is optional, you will be given a list of evaluation questions to answer</text:span><text:span text:style-name="T6">.</text:span><text:span text:style-name="T1"> </text:span><text:span text:style-name="T13">I will be collecting online response data which will be securely stored online and is password protected, no personal data will be stored</text:span><text:span text:style-name="T1">. </text:span></text:p>
      <text:p text:style-name="P12"/>
      <text:p text:style-name="Standard"><text:span text:style-name="T1">Please remember that it is the </text:span><text:span text:style-name="T11">web application</text:span><text:span text:style-name="T1">, not you, that is being evaluated</text:span><text:span text:style-name="T6">.</text:span><text:span text:style-name="T1"> You are welcome to withdraw from the experiment at any time, </text:span><text:span text:style-name="T3">and any data you give will be discarded, without consequence. If you withdraw</text:span><text:span text:style-name="T6"> </text:span><text:span text:style-name="T7">from the experiment early you will not be able to view the debrief about the purposes of the experiment. </text:span><text:span text:style-name="T1">Do you agree to taking part in this evaluation? </text:span></text:p>
      <text:p text:style-name="P4"/>
      <text:p text:style-name="P14">If you have any further questions about the experiment, please feel free to contact </text:p>
      <text:p text:style-name="P14">Luke Gall, Application Developer</text:p>
      <text:p text:style-name="P7"><text:a xlink:type="simple" xlink:href="mailto:2298070g@student.gla.ac.uk" text:style-name="Internet_20_link" text:visited-style-name="Visited_20_Internet_20_Link"><text:span text:style-name="T1">2298070g@student.gla.ac.uk</text:span></text:a></text:p>
      <text:p text:style-name="P15"><text:span text:style-name="T4">Alice Miller, </text:span><text:span text:style-name="T12">Project</text:span><text:span text:style-name="T4"> Supervisor</text:span></text:p>
      <text:p text:style-name="P7"><text:a xlink:type="simple" xlink:href="mailto:Alice.Miller@glasgow.ac.uk" text:style-name="Internet_20_link" text:visited-style-name="Visited_20_Internet_20_Link"><text:span text:style-name="T1">Alice.Miller@glasgow.ac.uk</text:span></text:a></text:p>
      <text:p text:style-name="P14"/>
      <text:p text:style-name="P9"/>
      <text:p text:style-name="P1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tyle="italic" style:font-style-asian="italic" style:font-style-complex="italic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family="Times" style:font-family-generic="roman" style:font-pitch="variable" fo:language="en" fo:country="US" style:font-name-complex="Times1" style:font-family-complex="Times" style:font-family-generic-complex="system" style:font-pitch-complex="variable" style:font-size-complex="10pt"/>
    </style:style>
    <style:style style:name="Normal12" style:family="paragraph" style:parent-style-name="Standard" style:default-outline-level="">
      <style:text-properties style:font-size-complex="10pt"/>
    </style:style>
    <style:style style:name="Block_20_Text" style:display-name="Block Text" style:family="paragraph" style:parent-style-name="Standard" style:default-outline-level="">
      <style:paragraph-properties fo:margin-left="-1cm" fo:margin-right="-1.102cm" fo:text-indent="0cm" style:auto-text-indent="false"/>
      <style:text-properties fo:language="en" fo:country="AU" fo:font-style="italic" style:font-style-asian="italic"/>
    </style:style>
    <style:style style:name="WW8Num1z0" style:family="text">
      <style:text-properties style:font-name="Times New Roman" fo:font-family="'Times New Roman'" style:font-family-generic="roman" style:font-pitch="variable" fo:font-size="11pt" style:font-name-asian="MS Mincho" style:font-family-asian="'MS Mincho', 'ＭＳ 明朝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3-03-16T08:27:00</meta:creation-date>
    <meta:initial-creator>hcp</meta:initial-creator>
    <dc:language>en-GB</dc:language>
    <dc:date>2021-01-21T13:25:18.196364702</dc:date>
    <meta:editing-cycles>48</meta:editing-cycles>
    <meta:editing-duration>PT2H26M58S</meta:editing-duration>
    <meta:generator>LibreOffice/6.4.6.2$Linux_X86_64 LibreOffice_project/40$Build-2</meta:generator>
    <meta:document-statistic meta:table-count="0" meta:image-count="0" meta:object-count="0" meta:page-count="1" meta:paragraph-count="14" meta:word-count="222" meta:character-count="1342" meta:non-whitespace-character-count="1127"/>
    <meta:template xlink:type="simple" xlink:actuate="onRequest" xlink:title="Normal_x0000_" xlink:href=""/>
  </office:meta>
</office:document-meta>
</file>